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800000020A1831401C99ED3AAE.png" manifest:media-type="image/png"/>
  <manifest:file-entry manifest:full-path="Pictures/10000201000002EF00000253498C7B8878D87B1D.png" manifest:media-type="image/png"/>
  <manifest:file-entry manifest:full-path="Pictures/100002010000031300000254A21AE9067F065E68.png" manifest:media-type="image/png"/>
  <manifest:file-entry manifest:full-path="Pictures/1000020100000404000002F0BC1718257B15538A.png" manifest:media-type="image/png"/>
  <manifest:file-entry manifest:full-path="Pictures/10000201000003F9000002EDFFAB8705E96D7DB1.png" manifest:media-type="image/png"/>
  <manifest:file-entry manifest:full-path="Pictures/1000020100000388000001FCC93B6E870301A0DF.png" manifest:media-type="image/png"/>
  <manifest:file-entry manifest:full-path="Pictures/10000000000003ED0000030502D2423E498EED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6.png" text:anchor-type="as-char" svg:width="6.2709in" svg:height="4.8193in" draw:z-index="0"><draw:image xlink:href="Pictures/10000000000003ED0000030502D2423E498EED73.png" xlink:type="simple" xlink:show="embed" xlink:actuate="onLoad" loext:mime-type="image/png"/></draw:frame><draw:frame draw:style-name="fr1" draw:name="image7.png" text:anchor-type="as-char" svg:width="6.2709in" svg:height="3.528in" draw:z-index="0"><draw:image xlink:href="Pictures/1000020100000388000001FCC93B6E870301A0DF.png" xlink:type="simple" xlink:show="embed" xlink:actuate="onLoad" loext:mime-type="image/png"/></draw:frame><draw:frame draw:style-name="fr1" draw:name="image4.png" text:anchor-type="as-char" svg:width="6.2709in" svg:height="4.75in" draw:z-index="0"><draw:image xlink:href="Pictures/100002010000031300000254A21AE9067F065E68.png" xlink:type="simple" xlink:show="embed" xlink:actuate="onLoad" loext:mime-type="image/png"/></draw:frame><draw:frame draw:style-name="fr1" draw:name="image2.png" text:anchor-type="as-char" svg:width="6.2709in" svg:height="4.6252in" draw:z-index="0"><draw:image xlink:href="Pictures/10000201000003F9000002EDFFAB8705E96D7DB1.png" xlink:type="simple" xlink:show="embed" xlink:actuate="onLoad" loext:mime-type="image/png"/></draw:frame><draw:frame draw:style-name="fr1" draw:name="image3.png" text:anchor-type="as-char" svg:width="6.2709in" svg:height="4.972in" draw:z-index="0"><draw:image xlink:href="Pictures/10000201000002EF00000253498C7B8878D87B1D.png" xlink:type="simple" xlink:show="embed" xlink:actuate="onLoad" loext:mime-type="image/png"/></draw:frame><draw:frame draw:style-name="fr1" draw:name="image5.png" text:anchor-type="as-char" svg:width="6.2709in" svg:height="2.3193in" draw:z-index="0"><draw:image xlink:href="Pictures/10000000000005800000020A1831401C99ED3AAE.png" xlink:type="simple" xlink:show="embed" xlink:actuate="onLoad" loext:mime-type="image/png"/></draw:frame><draw:frame draw:style-name="fr1" draw:name="image1.png" text:anchor-type="as-char" svg:width="6.2709in" svg:height="4.5835in" draw:z-index="0"><draw:image xlink:href="Pictures/1000020100000404000002F0BC1718257B1553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